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6"/>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office:value-type="float" office:value="2.112328961" calcext:value-type="float">
            <text:p>2.112328961</text:p>
          </table:table-cell>
          <table:table-cell table:style-name="ce14" office:value-type="float" office:value="2.112328961" calcext:value-type="float">
            <text:p>2.112328961</text:p>
          </table:table-cell>
          <table:table-cell table:style-name="ce16"/>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office:value-type="float" office:value="2.966616969" calcext:value-type="float">
            <text:p>2.966616969</text:p>
          </table:table-cell>
          <table:table-cell table:style-name="ce16"/>
          <table:table-cell table:style-name="ce14" office:value-type="float" office:value="2.966616969" calcext:value-type="float">
            <text:p>2.966616969</text:p>
          </table:table-cell>
          <table:table-cell table:style-name="ce16"/>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6"/>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office:value-type="float" office:value="1.154689717" calcext:value-type="float">
            <text:p>1.154689717</text:p>
          </table:table-cell>
          <table:table-cell table:style-name="ce14" office:value-type="float" office:value="1.154689717" calcext:value-type="float">
            <text:p>1.154689717</text:p>
          </table:table-cell>
          <table:table-cell table:style-name="ce16"/>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office:value-type="float" office:value="2.742439075" calcext:value-type="float">
            <text:p>2.742439075</text:p>
          </table:table-cell>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office:value-type="float" office:value="0.731674782" calcext:value-type="float">
            <text:p>0.731674782</text:p>
          </table:table-cell>
          <table:table-cell table:style-name="ce16"/>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6"/>
          <table:table-cell table:style-name="ce14" table:number-columns-repeated="3"/>
          <table:table-cell table:number-columns-repeated="1019"/>
        </table:table-row>
        <table:table-row table:style-name="ro1">
          <table:table-cell table:style-name="ce8"/>
          <table:table-cell table:style-name="ce16"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7-04-01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